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1.302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4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302cm" table:align="left"/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47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style:font-name="apple-system" fo:font-size="11.5pt" fo:letter-spacing="normal" fo:font-style="normal" fo:font-weight="normal"/>
    </style:style>
    <style:style style:name="P2" style:family="paragraph" style:parent-style-name="Text_20_body">
      <style:paragraph-properties fo:margin-left="1.27cm" fo:margin-right="0cm" fo:orphans="2" fo:widows="2" fo:text-indent="0cm" style:auto-text-indent="false"/>
      <style:text-properties fo:font-variant="normal" fo:text-transform="none" style:font-name="apple-system" fo:font-size="11.5pt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style:font-name="apple-system" fo:font-size="10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P5" style:family="paragraph" style:parent-style-name="Text_20_body">
      <style:paragraph-properties fo:orphans="2" fo:widows="2"/>
      <style:text-properties fo:font-variant="normal" fo:text-transform="none" style:font-name="apple-system" fo:font-size="11pt" fo:letter-spacing="normal" fo:font-style="normal" fo:font-weight="normal"/>
    </style:style>
    <style:style style:name="P6" style:family="paragraph" style:parent-style-name="Text_20_body">
      <style:paragraph-properties fo:margin-left="1.27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7" style:family="paragraph" style:parent-style-name="Text_20_body">
      <style:paragraph-properties fo:margin-left="0.053cm" fo:margin-right="0.053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/>
    </style:style>
    <style:style style:name="P8" style:family="paragraph" style:parent-style-name="Table_20_Contents">
      <style:paragraph-properties fo:margin-top="0cm" fo:margin-bottom="0.499cm" style:contextual-spacing="false"/>
      <style:text-properties fo:font-size="11.5pt"/>
    </style:style>
    <style:style style:name="P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style:font-name="apple-system" fo:font-size="11.5pt" fo:letter-spacing="normal" fo:font-style="normal" fo:font-weight="normal"/>
    </style:style>
    <style:style style:name="P10" style:family="paragraph" style:parent-style-name="Text_20_body" style:list-style-name="L1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1" style:family="paragraph" style:parent-style-name="Text_20_body" style:list-style-name="L2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2" style:family="paragraph" style:parent-style-name="Text_20_body" style:list-style-name="L3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3" style:family="paragraph" style:parent-style-name="Text_20_body" style:list-style-name="L4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4" style:family="paragraph" style:parent-style-name="Text_20_body" style:list-style-name="L5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5" style:family="paragraph" style:parent-style-name="Text_20_body" style:list-style-name="L6">
      <style:paragraph-properties fo:margin-left="0.212cm" fo:margin-right="0cm" fo:orphans="2" fo:widows="2" fo:text-indent="0cm" style:auto-text-indent="false"/>
      <style:text-properties fo:font-variant="normal" fo:text-transform="none" style:font-name="apple-system" fo:font-size="11pt" fo:letter-spacing="normal" fo:font-style="normal" fo:font-weight="normal"/>
    </style:style>
    <style:style style:name="P16" style:family="paragraph" style:parent-style-name="Text_20_body" style:list-style-name="L7">
      <style:paragraph-properties fo:margin-left="0.212cm" fo:margin-right="0cm" fo:orphans="2" fo:widows="2" fo:text-indent="0cm" style:auto-text-indent="false"/>
      <style:text-properties fo:font-variant="normal" fo:text-transform="none" fo:letter-spacing="normal"/>
    </style:style>
    <style:style style:name="T1" style:family="text">
      <style:text-properties fo:font-size="11.5pt"/>
    </style:style>
    <style:style style:name="T2" style:family="text">
      <style:text-properties style:font-name="apple-system" fo:font-size="11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list xml:id="list1634532569" text:style-name="L1">
        <text:list-item>
          <text:p text:style-name="P10">List combination </text:p>
        </text:list-item>
      </text:list>
      <text:p text:style-name="P2"><text:bookmark-start text:name="__DdeLink__0_1829246412"/>Given list A: ['Mon', 'Tue', 'Wed']</text:p>
      <text:p text:style-name="P2">Given list B: ['2 pm', '11 am', '1 pm']</text:p>
      <text:p text:style-name="P2">Given list C: [1, 3, 6]<text:bookmark-end text:name="__DdeLink__0_1829246412"/></text:p>
      <text:p text:style-name="P2">Combined list is : [('Mon', '2 pm', 1), ('Tue', '11 am', 3), ('Wed', '1 pm', 6)]</text:p>
      <text:list xml:id="list4109645832" text:style-name="L2">
        <text:list-item>
          <text:p text:style-name="P11">finding the common items from both lists</text:p>
        </text:list-item>
      </text:list>
      <text:p text:style-name="P6"><text:bookmark-start text:name="__DdeLink__2_1829246412"/>list_1 = [[1, 2], [3, 4], [5, 6]]</text:p>
      <text:p text:style-name="P6">list_2 = [[3, 4]]<text:bookmark-end text:name="__DdeLink__2_1829246412"/></text:p>
      <text:p text:style-name="P6">o/p</text:p>
      <text:p text:style-name="P6">[[3, 4]]</text:p>
      <text:list xml:id="list3160814415" text:style-name="L3">
        <text:list-item>
          <text:p text:style-name="P12">Write a function to flatten below tuples </text:p>
        </text:list-item>
      </text:list>
      <text:p text:style-name="P6"><text:bookmark-start text:name="__DdeLink__4_1829246412"/>The tuple is :</text:p>
      <text:p text:style-name="P6">((35, 46), ((67, 70), (8, 11), (10, 111)), ((21, 12), (3, 4)))</text:p>
      <text:p text:style-name="P6">The flattened tuple is :</text:p>
      <text:p text:style-name="P6">((35, 46), (67, 70), (8, 11), (10, 111), (21, 12), (3, 4))<text:bookmark-end text:name="__DdeLink__4_1829246412"/></text:p>
      <text:list xml:id="list3373212886" text:style-name="L4">
        <text:list-item>
          <text:p text:style-name="P13"><text:bookmark-start text:name="__DdeLink__6_1829246412"/>Summation by group </text:p>
        </text:list-item>
      </text:list>
      <text:p text:style-name="P6">The first list is:</text:p>
      <text:p text:style-name="P6">[('Hi', 14), ('there', 16), ('Jane', 28)]</text:p>
      <text:p text:style-name="P6">The second list is:</text:p>
      <text:p text:style-name="P6">[('Jane', 12), ('Hi', 4), ('there', 21)]</text:p>
      <text:p text:style-name="P6">The grouped summation of list of tuple is:</text:p>
      <text:p text:style-name="P6">[('Hi', 18), ('there', 37), ('Jane', 40)]<text:bookmark-end text:name="__DdeLink__6_1829246412"/></text:p>
      <text:list xml:id="list2041723361" text:style-name="L5">
        <text:list-item>
          <text:p text:style-name="P14">Implement Binary search in python </text:p>
        </text:list-item>
      </text:list>
      <text:p text:style-name="P1"><text:bookmark-start text:name="__DdeLink__8_1829246412"/># Initialize the sorted list</text:p>
      <text:p text:style-name="P3"><text:span text:style-name="T1">list =</text:span> <text:span text:style-name="T1">[2,7,19,34,53,72]</text:span></text:p>
      <text:p text:style-name="P1"># Print the search result</text:p>
      <text:p text:style-name="P1">print(bsearch(list,72))</text:p>
      <text:p text:style-name="P1">print(bsearch(list,11))<text:bookmark-end text:name="__DdeLink__8_1829246412"/></text:p>
      <text:list xml:id="list4047388063" text:style-name="L6">
        <text:list-item>
          <text:p text:style-name="P15">Write a function to add edges to below graph</text:p>
        </text:list-item>
      </text:list>
      <text:p text:style-name="P1">g.AddEdge({​'a','e'}​)</text:p>
      <text:p text:style-name="P1"><text:soft-page-break/>g.AddEdge({​'a','c'}​)</text:p>
      <text:list xml:id="list2169540988" text:style-name="L7">
        <text:list-item>
          <text:p text:style-name="P16"> <text:span text:style-name="T2">Write a program to rotate a matrix by 90 degrees</text:span></text:p>
        </text:list-item>
      </text:list>
      <text:p text:style-name="P5">Original Matrix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69866951600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7</text:p>
          </table:table-cell>
        </table:table-row>
        <table:table-row table:style-name="TableLine94769866875984"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3</text:p>
          </table:table-cell>
        </table:table-row>
        <table:table-row table:style-name="TableLine94769866889648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3</text:p>
          </table:table-cell>
        </table:table-row>
      </table:table>
      <text:p text:style-name="P7">Then the output will b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69866902304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8">1</text:p>
          </table:table-cell>
        </table:table-row>
        <table:table-row table:style-name="TableLine94769866990816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8">5</text:p>
          </table:table-cell>
        </table:table-row>
        <table:table-row table:style-name="TableLine94769866991552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08:50.740837615</meta:creation-date>
    <meta:editing-duration>PT2M22S</meta:editing-duration>
    <meta:editing-cycles>2</meta:editing-cycles>
    <meta:generator>LibreOffice/7.3.5.2$Linux_X86_64 LibreOffice_project/30$Build-2</meta:generator>
    <dc:date>2022-08-21T16:11:07.821277870</dc:date>
    <meta:document-statistic meta:table-count="2" meta:image-count="0" meta:object-count="0" meta:page-count="2" meta:paragraph-count="52" meta:word-count="211" meta:character-count="1079" meta:non-whitespace-character-count="899"/>
  </office:meta>
</office:document-meta>
</file>